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  <table:table-cell table:formula="of:=SUM([.H4];[.H33];[.H62];[.H92];[.H122])" office:value-type="float" office:value="8514.57208898399" calcext:value-type="float">
            <text:p>8514.572088984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24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2" table:formula="of:=SUM([.B3:.F3])" office:value-type="float" office:value="28200" calcext:value-type="float">
            <text:p>282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14.57208898399" calcext:value-type="float">
            <text:p>8514.572088984</text:p>
          </table:table-cell>
          <table:table-cell table:formula="of:=SUM([.J4];[.K4])" office:value-type="float" office:value="9500" calcext:value-type="float">
            <text:p>95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7400" calcext:value-type="float">
            <text:p>197400</text:p>
          </table:table-cell>
          <table:table-cell table:formula="of:=SUM([.H5];[.H34];[.H63];[.H93];[.L126];[.H123])" office:value-type="float" office:value="8155.53318738216" calcext:value-type="float">
            <text:p>8155.5331873822</text:p>
          </table:table-cell>
          <table:table-cell table:formula="of:=SUM([.K5];[.J5])"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0" calcext:value-type="float">
            <text:p>-3000</text:p>
          </table:table-cell>
          <table:table-cell table:formula="of:=SUM([.H6];[.H35];[.H64];[.H94];[.L127];[.H124])" office:value-type="float" office:value="4475.00103519669" calcext:value-type="float">
            <text:p>4475.0010351967</text:p>
          </table:table-cell>
          <table:table-cell table:formula="of:=SUM([.K6];[.J6])" office:value-type="float" office:value="7600" calcext:value-type="float">
            <text:p>7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06.38495448107" calcext:value-type="float">
            <text:p>7206.3849544811</text:p>
          </table:table-cell>
          <table:table-cell table:formula="of:=SUM([.K7];[.J7])" office:value-type="float" office:value="14400" calcext:value-type="float">
            <text:p>14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340.47016751365" calcext:value-type="float">
            <text:p>6340.4701675137</text:p>
          </table:table-cell>
          <table:table-cell table:formula="of:=SUM([.K8];[.J8])" office:value-type="float" office:value="2400" calcext:value-type="float">
            <text:p>2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9:.F29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952.97016751365" calcext:value-type="float">
            <text:p>5952.9701675137</text:p>
          </table:table-cell>
          <table:table-cell table:formula="of:=SUM([.K9];[.J9])" office:value-type="float" office:value="9400" calcext:value-type="float">
            <text:p>9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25.09840477346" calcext:value-type="float">
            <text:p>8925.0984047735</text:p>
          </table:table-cell>
          <table:table-cell table:formula="of:=SUM([.K10];[.J10])" office:value-type="float" office:value="9750" calcext:value-type="float">
            <text:p>975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925.09840477346" calcext:value-type="float">
            <text:p>8925.0984047735</text:p>
          </table:table-cell>
          <table:table-cell table:formula="of:=SUM([.K11];[.J11])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29];[.C29];[.E29];[.F29])" office:value-type="float" office:value="767.5" calcext:value-type="float">
            <text:p>767.5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22.72744113248" calcext:value-type="float">
            <text:p>6922.7274411325</text:p>
          </table:table-cell>
          <table:table-cell table:formula="of:=SUM([.K12];[.J12])" office:value-type="float" office:value="8950" calcext:value-type="float">
            <text:p>895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29:.F29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62.49397703746" calcext:value-type="float">
            <text:p>5962.4939770375</text:p>
          </table:table-cell>
          <table:table-cell table:formula="of:=SUM([.K13];[.J13])" office:value-type="float" office:value="4500" calcext:value-type="float">
            <text:p>45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25.09840477346" calcext:value-type="float">
            <text:p>8925.0984047735</text:p>
          </table:table-cell>
          <table:table-cell table:formula="of:=SUM([.K14];[.J14])" office:value-type="float" office:value="7800" calcext:value-type="float">
            <text:p>78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25.09840477346" calcext:value-type="float">
            <text:p>8925.0984047735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25.09840477346" calcext:value-type="float">
            <text:p>8925.0984047735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65.91012610578" calcext:value-type="float">
            <text:p>4865.9101261058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9];[.D29])" office:value-type="float" office:value="771.666666666667" calcext:value-type="float">
            <text:p>771.6666666667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30.85494533435" calcext:value-type="float">
            <text:p>4830.854945334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25.09840477346" calcext:value-type="float">
            <text:p>8925.0984047735</text:p>
          </table:table-cell>
          <table:table-cell table:formula="of:=SUM([.J19];[.K19])" office:value-type="float" office:value="8900" calcext:value-type="float">
            <text:p>8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29:.F29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157.59840477346" calcext:value-type="float">
            <text:p>8157.5984047735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25.09840477346" calcext:value-type="float">
            <text:p>8925.0984047735</text:p>
          </table:table-cell>
          <table:table-cell table:formula="of:=SUM([.J21];[.K21])" office:value-type="float" office:value="6200" calcext:value-type="float">
            <text:p>62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8216.92449172998" calcext:value-type="float">
            <text:p>8216.92449173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25.09840477346" calcext:value-type="float">
            <text:p>8925.0984047735</text:p>
          </table:table-cell>
          <table:table-cell table:formula="of:=SUM([.J23];[.K23])"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];[.C29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565.14144716204" calcext:value-type="float">
            <text:p>6565.1414471621</text:p>
          </table:table-cell>
          <table:table-cell table:formula="of:=SUM([.J24];[.K24])" office:value-type="float" office:value="8400" calcext:value-type="float">
            <text:p>8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D29];[.F29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6943.92016272566" calcext:value-type="float">
            <text:p>6943.920162725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68.57666564303" calcext:value-type="float">
            <text:p>8568.576665643</text:p>
          </table:table-cell>
          <table:table-cell table:formula="of:=SUM([.J26];[.K26])" office:value-type="float" office:value="6900" calcext:value-type="float">
            <text:p>6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472.46682582609" calcext:value-type="float">
            <text:p>8472.4668258261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29:.F29])" office:value-type="float" office:value="1159.16666666667" calcext:value-type="float">
            <text:p>1159.1666666667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25.09840477346" calcext:value-type="float">
            <text:p>8925.0984047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6265.8333333333" calcext:value-type="float">
            <text:p>26265.8333333333</text:p>
          </table:table-cell>
          <table:table-cell table:number-columns-repeated="2"/>
          <table:table-cell table:style-name="ce2" table:formula="of:=SUM([.K4:.K27])" office:value-type="float" office:value="251800" calcext:value-type="float">
            <text:p>251800</text:p>
          </table:table-cell>
          <table:table-cell table:formula="of:=SUM([.H29];[.H152])" office:value-type="float" office:value="26265.8333333333" calcext:value-type="float">
            <text:p>26265.8333333333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16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488.50517598344" calcext:value-type="float">
            <text:p>1488.505175983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88:.F88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D88];[.F88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E88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E88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3" office:value-type="float" office:value="352.173913043478" calcext:value-type="float">
            <text:p>352.1739130435</text:p>
          </table:table-cell>
          <table:table-cell table:formula="of:=[.D61]/23" office:value-type="float" office:value="356.521739130435" calcext:value-type="float">
            <text:p>356.5217391304</text:p>
          </table:table-cell>
          <table:table-cell table:formula="of:=[.E61]/25" office:value-type="float" office:value="356" calcext:value-type="float">
            <text:p>356</text:p>
          </table:table-cell>
          <table:table-cell table:formula="of:=[.F61]/23" office:value-type="float" office:value="352.173913043478" calcext:value-type="float">
            <text:p>352.1739130435</text:p>
          </table:table-cell>
          <table:table-cell/>
          <table:table-cell table:style-name="ce2" table:formula="of:=SUM([.H62:.H87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6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M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table:number-columns-repeated="3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];[.D148];[.E148];[.F148])" office:value-type="float" office:value="1708.18713450292" calcext:value-type="float">
            <text:p>1708.187134502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487.134502924" calcext:value-type="float">
            <text:p>41487.134502924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0:41:08.960997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5T11:01:21.549336023</dc:date>
    <meta:editing-duration>P9DT2H19M58S</meta:editing-duration>
    <meta:editing-cycles>2878</meta:editing-cycles>
    <meta:generator>LibreOffice/4.2.8.2$Linux_X86_64 LibreOffice_project/420m0$Build-2</meta:generator>
    <meta:document-statistic meta:table-count="16" meta:cell-count="7422" meta:object-count="0"/>
  </office:meta>
</office:document-meta>
</file>